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EF7120D5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14cm, 1.707cm, 14.779cm, 5.63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8cm" svg:height="20.6cm" svg:x="1.092cm" svg:y="2.391cm">
          <draw:image xlink:href="Pictures/10000000000005E8000007E0EF7120D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10:49.031286273</dc:date>
    <meta:editing-duration>PT3M37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